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0d2d66" officeooo:paragraph-rsid="000d2d66" style:font-size-asian="48pt" style:font-size-complex="48pt"/>
    </style:style>
    <style:style style:name="P2" style:family="paragraph" style:parent-style-name="Standard">
      <style:text-properties fo:font-size="48pt" officeooo:rsid="000d2d66" officeooo:paragraph-rsid="00108c94" style:font-size-asian="48pt" style:font-size-complex="48pt"/>
    </style:style>
    <style:style style:name="P3" style:family="paragraph" style:parent-style-name="Standard">
      <style:text-properties fo:font-size="48pt" officeooo:rsid="00108c94" officeooo:paragraph-rsid="00108c94" style:font-size-asian="48pt" style:font-size-complex="48pt"/>
    </style:style>
    <style:style style:name="P4" style:family="paragraph" style:parent-style-name="Standard">
      <style:text-properties fo:font-size="12pt" officeooo:rsid="00108c94" officeooo:paragraph-rsid="00108c94" style:font-size-asian="12pt" style:font-size-complex="12pt"/>
    </style:style>
    <style:style style:name="P5" style:family="paragraph" style:parent-style-name="Standard">
      <style:text-properties fo:color="#ce181e" fo:font-size="12pt" officeooo:rsid="000dc0e7" officeooo:paragraph-rsid="000dc0e7" style:font-size-asian="12pt" style:font-size-complex="12pt"/>
    </style:style>
    <style:style style:name="P6" style:family="paragraph" style:parent-style-name="Standard">
      <style:text-properties fo:color="#ce181e" fo:font-size="12pt" officeooo:rsid="000fb161" officeooo:paragraph-rsid="000fb161" style:font-size-asian="12pt" style:font-size-complex="12pt"/>
    </style:style>
    <style:style style:name="P7" style:family="paragraph" style:parent-style-name="Standard">
      <style:text-properties fo:color="#ce181e" fo:font-size="12pt" officeooo:rsid="00108c94" officeooo:paragraph-rsid="00108c94" style:font-size-asian="12pt" style:font-size-complex="12pt"/>
    </style:style>
    <style:style style:name="P8" style:family="paragraph" style:parent-style-name="Standard">
      <style:text-properties fo:color="#ce181e" style:font-name="Liberation Serif1" fo:font-size="12pt" officeooo:rsid="000dc0e7" officeooo:paragraph-rsid="000dc0e7" style:font-size-asian="12pt" style:font-size-complex="12pt"/>
    </style:style>
    <style:style style:name="P9" style:family="paragraph" style:parent-style-name="Standard">
      <style:text-properties fo:color="#ce181e" style:text-position="super 58%" style:font-name="Liberation Serif1" fo:font-size="12pt" officeooo:rsid="000dc0e7" officeooo:paragraph-rsid="000dc0e7" style:font-size-asian="12pt" style:font-size-complex="12pt"/>
    </style:style>
    <style:style style:name="P10" style:family="paragraph" style:parent-style-name="Standard">
      <style:text-properties fo:color="#ce181e" style:text-position="0% 100%" fo:font-size="12pt" officeooo:rsid="00108c94" officeooo:paragraph-rsid="00108c94" style:font-size-asian="12pt" style:font-size-complex="12pt"/>
    </style:style>
    <style:style style:name="P11" style:family="paragraph" style:parent-style-name="Standard">
      <style:text-properties style:font-name="Liberation Serif1" fo:font-size="48pt" officeooo:rsid="000d2d66" officeooo:paragraph-rsid="000d2d66" style:font-size-asian="48pt" style:font-size-complex="48pt"/>
    </style:style>
    <style:style style:name="P12" style:family="paragraph" style:parent-style-name="Standard">
      <style:text-properties fo:color="#ce181e" style:font-name="Liberation Serif1" fo:font-size="12pt" officeooo:rsid="000d2d66" officeooo:paragraph-rsid="000d2d66" style:font-size-asian="12pt" style:font-size-complex="12pt"/>
    </style:style>
    <style:style style:name="P13" style:family="paragraph" style:parent-style-name="Standard">
      <style:text-properties fo:color="#ce181e" style:font-name="Liberation Serif1" fo:font-size="12pt" officeooo:rsid="000dc0e7" officeooo:paragraph-rsid="000dc0e7" style:font-size-asian="12pt" style:font-size-complex="12pt"/>
    </style:style>
    <style:style style:name="P14" style:family="paragraph" style:parent-style-name="Standard">
      <style:text-properties fo:color="#ce181e" fo:font-size="12pt" officeooo:rsid="000fb161" officeooo:paragraph-rsid="000fb161" style:font-size-asian="12pt" style:font-size-complex="12pt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d2d66"/>
    </style:style>
    <style:style style:name="T3" style:family="text">
      <style:text-properties style:font-name="Liberation Serif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name="Liberation Serif1"/>
    </style:style>
    <style:style style:name="T6" style:family="text">
      <style:text-properties style:text-position="0% 100%" style:font-name="Liberation Serif1" officeooo:rsid="000fb161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fo:color="#ce181e"/>
    </style:style>
    <style:style style:name="T9" style:family="text">
      <style:text-properties fo:color="#ce181e" style:text-position="super 58%"/>
    </style:style>
    <style:style style:name="T10" style:family="text">
      <style:text-properties fo:color="#ce181e" style:text-position="0% 100%"/>
    </style:style>
    <style:style style:name="T11" style:family="text">
      <style:text-properties officeooo:rsid="0011a3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Α, α</text:p>
      <text:p text:style-name="P12">ALPHA [a]</text:p>
      <text:p text:style-name="P12"/>
      <text:p text:style-name="P11">Β, β</text:p>
      <text:p text:style-name="P12">BETA [b]</text:p>
      <text:p text:style-name="P12"/>
      <text:p text:style-name="P11">Γ, γ</text:p>
      <text:p text:style-name="P12">GAMMA [g]</text:p>
      <text:p text:style-name="P12"/>
      <text:p text:style-name="P11">Δ, δ</text:p>
      <text:p text:style-name="P12">DELTA [d]</text:p>
      <text:p text:style-name="P12"/>
      <text:p text:style-name="P11">Ε, ε</text:p>
      <text:p text:style-name="P12">EPSILON [e]</text:p>
      <text:p text:style-name="P12"/>
      <text:p text:style-name="P11">Ζ, ζ</text:p>
      <text:p text:style-name="P8">ZETA [z]</text:p>
      <text:p text:style-name="P8"/>
      <text:p text:style-name="P11">Η, η</text:p>
      <text:p text:style-name="P5"><text:span text:style-name="T1">ETA [</text:span><text:span text:style-name="T2">ε</text:span><text:span text:style-name="T1">:]</text:span></text:p>
      <text:p text:style-name="P8"/>
      <text:p text:style-name="P11">Θ, θ</text:p>
      <text:p text:style-name="P5"><text:span text:style-name="T1">THETA [t</text:span><text:span text:style-name="T5">h</text:span><text:span text:style-name="T6">]</text:span></text:p>
      <text:p text:style-name="P9"/>
      <text:p text:style-name="P9"/>
      <text:p text:style-name="P1"><text:soft-page-break/>Ι, ι</text:p>
      <text:p text:style-name="P6">IOTA [i]</text:p>
      <text:p text:style-name="P6"/>
      <text:p text:style-name="P6"/>
      <text:p text:style-name="P1">Κ, κ</text:p>
      <text:p text:style-name="P6">KAPPA [k]</text:p>
      <text:p text:style-name="P6"/>
      <text:p text:style-name="P1">Λ, λ</text:p>
      <text:p text:style-name="P6">LAMBDA [l]</text:p>
      <text:p text:style-name="P6"/>
      <text:p text:style-name="P6"/>
      <text:p text:style-name="P1">Μ, μ</text:p>
      <text:p text:style-name="P7">M<text:span text:style-name="T11">Y</text:span> [m]</text:p>
      <text:p text:style-name="P7"/>
      <text:p text:style-name="P7"/>
      <text:p text:style-name="P7"/>
      <text:p text:style-name="P7"/>
      <text:p text:style-name="P1">Ν, ν</text:p>
      <text:p text:style-name="P7">N<text:span text:style-name="T11">Y</text:span> [n]</text:p>
      <text:p text:style-name="P3"/>
      <text:p text:style-name="P1">Ξ, ξ</text:p>
      <text:p text:style-name="P7">XI [ks]</text:p>
      <text:p text:style-name="P7"/>
      <text:p text:style-name="P1">Ο, ο</text:p>
      <text:p text:style-name="P7">OMI<text:span text:style-name="T11">K</text:span>RON [o]</text:p>
      <text:p text:style-name="P7"/>
      <text:p text:style-name="P1"><text:soft-page-break/>Π, π</text:p>
      <text:p text:style-name="P7">PI [p]</text:p>
      <text:p text:style-name="P7"/>
      <text:p text:style-name="P1">Ρ, ρ</text:p>
      <text:p text:style-name="P7">RHO [r]</text:p>
      <text:p text:style-name="P7"/>
      <text:p text:style-name="P2">Σ, σ</text:p>
      <text:p text:style-name="P7">SIGMA [s]</text:p>
      <text:p text:style-name="P7"/>
      <text:p text:style-name="P1">Τ, τ</text:p>
      <text:p text:style-name="P7">TAU [t]</text:p>
      <text:p text:style-name="P7"/>
      <text:p text:style-name="P1">Υ, υ</text:p>
      <text:p text:style-name="P7"><text:span text:style-name="T11">Y</text:span>PSILON [<text:span text:style-name="T7">u</text:span>]</text:p>
      <text:p text:style-name="P1"/>
      <text:p text:style-name="P1">Φ, φ</text:p>
      <text:p text:style-name="P4"><text:span text:style-name="T8">PHI [p</text:span><text:span text:style-name="T9">h</text:span><text:span text:style-name="T10">]</text:span></text:p>
      <text:p text:style-name="P10"/>
      <text:p text:style-name="P1">Χ, χ</text:p>
      <text:p text:style-name="P7">CHI [k<text:span text:style-name="T4">h</text:span>]</text:p>
      <text:p text:style-name="P7"/>
      <text:p text:style-name="P1">Ψ, ψ</text:p>
      <text:p text:style-name="P7">PSI [ps]</text:p>
      <text:p text:style-name="P7"/>
      <text:p text:style-name="P1"><text:soft-page-break/></text:p>
      <text:p text:style-name="P1">Ω, ω</text:p>
      <text:p text:style-name="P7">OMEGA [<text:span text:style-name="T1">ᴐ</text:span><text:span text:style-name="T3">: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4:58:58.179617649</meta:creation-date>
    <dc:date>2019-06-16T10:36:04.303948039</dc:date>
    <meta:editing-duration>PT36M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48" meta:word-count="96" meta:character-count="299" meta:non-whitespace-character-count="251"/>
  </office:meta>
</office:document-meta>
</file>